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299cm" fo:min-width="6.27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681cm" fo:min-width="2.12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011cm" fo:min-width="3.459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353cm" fo:min-width="2.293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34cm" fo:min-width="6.289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draw:stroke="dash" draw:stroke-dash="Double_20_Dash_20_Dot" svg:stroke-width="0.028cm" svg:stroke-color="#000000" draw:marker-start-width="0.242cm" draw:marker-end-width="0.242cm" draw:fill="none" draw:textarea-horizontal-align="justify" draw:textarea-vertical-align="middle" draw:auto-grow-height="false" fo:min-height="8.125cm" fo:min-width="5.959cm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Double_20_Dash_20_Dot" svg:stroke-width="0.028cm" svg:stroke-color="#000000" draw:marker-start-width="0.242cm" draw:marker-end-width="0.242cm" draw:fill="none" draw:textarea-horizontal-align="justify" draw:textarea-vertical-align="middle" draw:auto-grow-height="false" fo:min-height="9.443cm" fo:min-width="5.959cm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Double_20_Dash_20_Dot" svg:stroke-width="0.028cm" svg:stroke-color="#000000" draw:marker-start-width="0.242cm" draw:marker-end-width="0.242cm" draw:fill="none" draw:textarea-horizontal-align="justify" draw:textarea-vertical-align="middle" draw:auto-grow-height="false" fo:min-height="7.797cm" fo:min-width="6.294cm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681cm" fo:min-width="2.795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stroke="dash" draw:stroke-dash="Double_20_Dash_20_Dot" svg:stroke-width="0.028cm" svg:stroke-color="#000000" draw:marker-start-width="0.242cm" draw:marker-end-width="0.242cm" draw:fill="none" draw:textarea-horizontal-align="justify" draw:textarea-vertical-align="middle" draw:auto-grow-height="false" fo:min-height="5.983cm" fo:min-width="6.294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1.5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25cm"/>
      <style:paragraph-properties style:writing-mode="lr-tb"/>
    </style:style>
    <style:style style:name="P1" style:family="paragraph">
      <style:paragraph-properties fo:text-align="center" style:writing-mode="lr-tb"/>
      <style:text-properties fo:font-size="19.2999992370605pt"/>
    </style:style>
    <style:style style:name="P2" style:family="paragraph">
      <loext:graphic-properties draw:fill="none"/>
      <style:paragraph-properties fo:text-align="center" style:writing-mode="lr-tb"/>
      <style:text-properties fo:font-size="19.2999992370605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9.2999992370605pt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size="19.2999992370605pt"/>
    </style:style>
    <style:style style:name="T1" style:family="text">
      <style:text-properties fo:font-size="19.2999992370605pt"/>
    </style:style>
    <style:style style:name="T2" style:family="text">
      <style:text-properties fo:font-size="19.2999992370605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824cm" svg:height="5.601cm" svg:x="10.563cm" svg:y="6.768cm">
          <draw:glue-point draw:id="4" svg:x="2.561cm" svg:y="5cm"/>
          <draw:glue-point draw:id="5" svg:x="5cm" svg:y="-3.235cm"/>
          <draw:glue-point draw:id="6" svg:x="5cm" svg:y="3.235cm"/>
          <draw:glue-point draw:id="7" svg:x="-4.999cm" svg:y="-2.352cm"/>
          <draw:glue-point draw:id="8" svg:x="-4.999cm" svg:y="1.764cm"/>
          <draw:glue-point draw:id="9" svg:x="-0.364cm" svg:y="-5cm"/>
          <text:p text:style-name="P1"><text:span text:style-name="T1">Microcontrolad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663cm" svg:height="2.965cm" svg:x="5.574cm" svg:y="5.945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993cm" svg:height="3.295cm" svg:x="19.049cm" svg:y="5.45cm">
          <text:p text:style-name="P1"><text:span text:style-name="T1">Eth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663cm" svg:height="2.965cm" svg:x="12.395cm" svg:y="1.826cm">
          <text:p text:style-name="P1"><text:span text:style-name="T1">S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993cm" svg:height="3.295cm" svg:x="19.049cm" svg:y="10.558cm">
          <text:p text:style-name="P1"><text:span text:style-name="T1">Celul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2.827cm" svg:height="2.637cm" svg:x="10.733cm" svg:y="13.688cm"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6.823cm" svg:height="1.318cm" svg:x="10.563cm" svg:y="17.973cm">
          <draw:glue-point draw:id="4" svg:x="-2.803cm" svg:y="-5cm"/>
          <draw:glue-point draw:id="5" svg:x="2.318cm" svg:y="-5cm"/>
          <draw:glue-point draw:id="6" svg:x="-3.047cm" svg:y="-5cm"/>
          <text:p text:style-name="P1"><text:span text:style-name="T1">Sensore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722cm" svg:y1="12.368cm" svg:x2="13.974cm" svg:y2="17.973cm" draw:start-shape="id1" draw:start-glue-point="4" draw:end-shape="id2" draw:end-glue-point="0" svg:d="M15722 12368v2807h-1748v2798" svg:viewBox="0 0 1749 5606">
          <text:p/>
        </draw:connector>
        <draw:connector draw:style-name="gr6" draw:text-style-name="P3" draw:layer="layout" svg:x1="17.387cm" svg:y1="7.757cm" svg:x2="19.049cm" svg:y2="7.097cm" draw:start-shape="id1" draw:start-glue-point="5" draw:end-shape="id3" draw:end-glue-point="3" svg:d="M17387 7757h835v-660h827" svg:viewBox="0 0 1663 661">
          <text:p/>
        </draw:connector>
        <draw:connector draw:style-name="gr6" draw:text-style-name="P3" draw:layer="layout" svg:x1="17.387cm" svg:y1="11.379cm" svg:x2="19.049cm" svg:y2="12.205cm" draw:start-shape="id1" draw:start-glue-point="6" draw:end-shape="id4" draw:end-glue-point="3" svg:d="M17387 11379h835v826h827" svg:viewBox="0 0 1663 827">
          <text:p/>
        </draw:connector>
        <draw:connector draw:style-name="gr6" draw:text-style-name="P3" draw:layer="layout" svg:x1="13.975cm" svg:y1="12.369cm" svg:x2="12.146cm" svg:y2="13.688cm" draw:start-shape="id1" draw:start-glue-point="2" draw:end-shape="id5" draw:end-glue-point="0" svg:d="M13975 12369v663h-1829v656" svg:viewBox="0 0 1830 1320">
          <text:p/>
        </draw:connector>
        <draw:connector draw:style-name="gr6" draw:text-style-name="P3" draw:layer="layout" svg:x1="12.146cm" svg:y1="16.325cm" svg:x2="11.896cm" svg:y2="17.973cm" draw:start-shape="id5" draw:start-glue-point="2" draw:end-shape="id2" draw:end-glue-point="6" svg:d="M12146 16325v824h-250v824" svg:viewBox="0 0 251 1649">
          <text:p/>
        </draw:connector>
        <draw:custom-shape draw:style-name="gr7" draw:text-style-name="P4" draw:layer="layout" svg:width="6.487cm" svg:height="8.403cm" svg:x="4.077cm" svg:y="4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487cm" svg:height="9.721cm" svg:x="17.387cm" svg:y="4.2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822cm" svg:height="8.075cm" svg:x="10.565cm" svg:y="12.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3.329cm" svg:height="2.965cm" svg:x="5.241cm" svg:y="9.57cm">
          <text:p text:style-name="P1"><text:span text:style-name="T1">Consola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822cm" svg:height="6.261cm" svg:x="10.565cm" svg:y="0.507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3.726cm" svg:y1="4.791cm" svg:x2="13.727cm" svg:y2="6.768cm" draw:start-shape="id6" draw:start-glue-point="2" draw:end-shape="id1" draw:end-glue-point="9" svg:d="M13726 4791v983h1v994" svg:viewBox="0 0 2 1978">
          <text:p/>
        </draw:connector>
        <draw:connector draw:style-name="gr6" draw:text-style-name="P3" draw:layer="layout" svg:x1="8.237cm" svg:y1="7.427cm" svg:x2="10.564cm" svg:y2="8.251cm" draw:start-shape="id7" draw:start-glue-point="1" draw:end-shape="id1" draw:end-glue-point="7" svg:d="M8237 7427h1158v824h1169" svg:viewBox="0 0 2328 825">
          <text:p/>
        </draw:connector>
        <draw:connector draw:style-name="gr6" draw:text-style-name="P3" draw:layer="layout" svg:x1="8.57cm" svg:y1="11.052cm" svg:x2="10.564cm" svg:y2="10.556cm" draw:start-shape="id8" draw:start-glue-point="1" draw:end-shape="id1" draw:end-glue-point="8" svg:d="M8570 11052h992v-496h1002" svg:viewBox="0 0 1995 497">
          <text:p/>
        </draw:connector>
        <draw:frame draw:style-name="gr12" draw:text-style-name="P5" draw:layer="layout" svg:width="4.827cm" svg:height="1.808cm" svg:x="4.966cm" svg:y="4.698cm">
          <draw:text-box>
            <text:p><text:span text:style-name="T2">Configuracion</text:span></text:p>
          </draw:text-box>
        </draw:frame>
        <draw:frame draw:style-name="gr13" draw:text-style-name="P6" draw:layer="layout" svg:width="3.856cm" svg:height="1.775cm" svg:x="11.951cm" svg:y="0.634cm">
          <draw:text-box>
            <text:p><text:span text:style-name="T1">Guardado</text:span></text:p>
          </draw:text-box>
        </draw:frame>
        <draw:frame draw:style-name="gr12" draw:text-style-name="P6" draw:layer="layout" svg:width="4.07cm" svg:height="1.808cm" svg:x="11.819cm" svg:y="19.433cm">
          <draw:text-box>
            <text:p><text:span text:style-name="T1">Adquisicion</text:span></text:p>
          </draw:text-box>
        </draw:frame>
        <draw:frame draw:style-name="gr12" draw:text-style-name="P6" draw:layer="layout" svg:width="4.44cm" svg:height="1.808cm" svg:x="18.813cm" svg:y="4.339cm">
          <draw:text-box>
            <text:p><text:span text:style-name="T1">Transmis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8:54:03.788919856</meta:creation-date>
    <dc:date>2022-04-10T22:12:57.991023744</dc:date>
    <meta:editing-duration>PT3H53M42S</meta:editing-duration>
    <meta:editing-cycles>6</meta:editing-cycles>
    <meta:generator>LibreOffice/6.4.7.2$Linux_X86_64 LibreOffice_project/40$Build-2</meta:generator>
    <meta:document-statistic meta:object-count="24"/>
  </office:meta>
</office:document-meta>
</file>